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53.09mm"/>
    </style:style>
    <style:style style:name="co8" style:family="table-column">
      <style:table-column-properties fo:break-before="auto" style:column-width="55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able-cell-properties fo:background-color="#e0efd4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1" style:family="table-cell" style:parent-style-name="Default" style:data-style-name="N10122"/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3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20" office:value-type="string" calcext:value-type="string" table:number-columns-spanned="2" table:number-rows-spanned="1">
            <text:p>Fitness</text:p>
          </table:table-cell>
          <table:covered-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NO</text:p>
          </table:table-cell>
          <table:table-cell table:number-columns-repeated="2" table:style-name="ce22" office:value-type="float" office:value="0.571428571428571" calcext:value-type="float">
            <text:p>0.571428571428571</text:p>
          </table:table-cell>
          <table:table-cell table:formula="of:=[.M2]-[.L2]" office:value-type="float" office:value="0" calcext:value-type="float">
            <text:p>0.00000000000000000000</text:p>
          </table:table-cell>
          <table:table-cell table:style-name="ce6" table:number-columns-repeated="3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0976056897214" calcext:value-type="float">
            <text:p>0.360976056897214</text:p>
          </table:table-cell>
          <table:table-cell table:style-name="ce22" office:value-type="float" office:value="0.397274336328927" calcext:value-type="float">
            <text:p>0.397274336328927</text:p>
          </table:table-cell>
          <table:table-cell table:formula="of:=[.M3]-[.L3]" office:value-type="float" office:value="0.0362982794317127" calcext:value-type="float">
            <text:p>0.0362982794317127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5124343711906" calcext:value-type="float">
            <text:p>0.35124343711906</text:p>
          </table:table-cell>
          <table:table-cell table:style-name="ce22" office:value-type="float" office:value="0.361244077221194" calcext:value-type="float">
            <text:p>0.361244077221194</text:p>
          </table:table-cell>
          <table:table-cell table:formula="of:=[.M4]-[.L4]" office:value-type="float" office:value="0.010000640102134" calcext:value-type="float">
            <text:p>0.0100006401021340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2" office:value-type="float" office:value="0.373363461257274" calcext:value-type="float">
            <text:p>0.373363461257274</text:p>
          </table:table-cell>
          <table:table-cell table:formula="of:=[.M5]-[.L5]" office:value-type="float" office:value="0" calcext:value-type="float">
            <text:p>0.0000000000000000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2" office:value-type="float" office:value="0.356986569960254" calcext:value-type="float">
            <text:p>0.356986569960254</text:p>
          </table:table-cell>
          <table:table-cell table:formula="of:=[.M6]-[.L6]" office:value-type="float" office:value="0" calcext:value-type="float">
            <text:p>0.0000000000000000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77428018551765" calcext:value-type="float">
            <text:p>0.377428018551765</text:p>
          </table:table-cell>
          <table:table-cell table:style-name="ce22" office:value-type="float" office:value="0.381637844381997" calcext:value-type="float">
            <text:p>0.381637844381997</text:p>
          </table:table-cell>
          <table:table-cell table:formula="of:=[.M7]-[.L7]" office:value-type="float" office:value="0.00420982583023238" calcext:value-type="float">
            <text:p>0.00420982583023238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3270711345459" calcext:value-type="float">
            <text:p>0.363270711345459</text:p>
          </table:table-cell>
          <table:table-cell table:style-name="ce22" office:value-type="float" office:value="0.374715192562332" calcext:value-type="float">
            <text:p>0.374715192562332</text:p>
          </table:table-cell>
          <table:table-cell table:formula="of:=[.M8]-[.L8]" office:value-type="float" office:value="0.0114444812168731" calcext:value-type="float">
            <text:p>0.0114444812168731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1075563984319" calcext:value-type="float">
            <text:p>0.361075563984319</text:p>
          </table:table-cell>
          <table:table-cell table:style-name="ce22" office:value-type="float" office:value="0.377088455745494" calcext:value-type="float">
            <text:p>0.377088455745494</text:p>
          </table:table-cell>
          <table:table-cell table:formula="of:=[.M9]-[.L9]" office:value-type="float" office:value="0.0160128917611755" calcext:value-type="float">
            <text:p>0.0160128917611755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52157436938526" calcext:value-type="float">
            <text:p>0.352157436938526</text:p>
          </table:table-cell>
          <table:table-cell table:style-name="ce22" office:value-type="float" office:value="0.363667711451822" calcext:value-type="float">
            <text:p>0.363667711451822</text:p>
          </table:table-cell>
          <table:table-cell table:formula="of:=[.M10]-[.L10]" office:value-type="float" office:value="0.0115102745132958" calcext:value-type="float">
            <text:p>0.0115102745132958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8344124165855" calcext:value-type="float">
            <text:p>0.368344124165855</text:p>
          </table:table-cell>
          <table:table-cell table:style-name="ce22" office:value-type="float" office:value="0.375507919959359" calcext:value-type="float">
            <text:p>0.375507919959359</text:p>
          </table:table-cell>
          <table:table-cell table:formula="of:=[.M11]-[.L11]" office:value-type="float" office:value="0.00716379579350374" calcext:value-type="float">
            <text:p>0.00716379579350374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4" office:value-type="float" office:value="0.432725044681566" calcext:value-type="float">
            <text:p>0.432725044681566</text:p>
          </table:table-cell>
          <table:table-cell table:style-name="ce24" office:value-type="float" office:value="0.481815664206968" calcext:value-type="float">
            <text:p>0.481815664206968</text:p>
          </table:table-cell>
          <table:table-cell table:formula="of:=[.M12]-[.L12]" office:value-type="float" office:value="0.0490906195254021" calcext:value-type="float">
            <text:p>0.0490906195254021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8416525503482" calcext:value-type="float">
            <text:p>0.38416525503482</text:p>
          </table:table-cell>
          <table:table-cell table:style-name="ce22" office:value-type="float" office:value="0.428898299767865" calcext:value-type="float">
            <text:p>0.428898299767865</text:p>
          </table:table-cell>
          <table:table-cell table:formula="of:=[.M13]-[.L13]" office:value-type="float" office:value="0.0447330447330448" calcext:value-type="float">
            <text:p>0.0447330447330448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8416525503482" calcext:value-type="float">
            <text:p>0.38416525503482</text:p>
          </table:table-cell>
          <table:table-cell table:style-name="ce22" office:value-type="float" office:value="0.428898299767865" calcext:value-type="float">
            <text:p>0.428898299767865</text:p>
          </table:table-cell>
          <table:table-cell table:formula="of:=[.M14]-[.L14]" office:value-type="float" office:value="0.0447330447330448" calcext:value-type="float">
            <text:p>0.04473304473304480000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number-columns-repeated="12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6" table:number-columns-repeated="2"/>
          <table:table-cell table:style-name="ce4" table:number-columns-repeated="5"/>
          <table:table-cell table:style-name="ce6"/>
          <table:table-cell table:style-name="ce4"/>
          <table:table-cell table:style-name="ce6" table:number-columns-repeated="2"/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6">
          <table:table-cell table:style-name="ce2"/>
          <table:table-cell table:number-columns-repeated="11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2"/>
          <table:table-cell table:style-name="ce3" table:number-columns-repeated="5"/>
          <table:table-cell table:style-name="ce2" table:number-columns-repeated="4"/>
          <table:table-cell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8">
          <table:table-cell table:style-name="ce2" table:number-columns-repeated="6"/>
          <table:table-cell table:style-name="ce3"/>
          <table:table-cell table:style-name="ce2" table:number-columns-repeated="4"/>
          <table:table-cell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8">
          <table:table-cell table:style-name="ce2" table:number-columns-repeated="11"/>
          <table:table-cell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6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7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8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7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display-factor="1000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3:08:55.99360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6T03:10:38.423895724</dc:date>
    <meta:editing-duration>PT18H29M7S</meta:editing-duration>
    <meta:editing-cycles>16</meta:editing-cycles>
    <meta:document-statistic meta:table-count="1" meta:cell-count="194" meta:object-count="0"/>
  </office:meta>
</office:document-meta>
</file>